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ftware Design Document (SDD) - Bursary Mashinani Portal</text:h>
      <text:h text:style-name="Heading_20_2" text:outline-level="2">Landing Page:</text:h>
      <text:h text:style-name="Heading_20_3" text:outline-level="3">User Interaction:</text:h>
      <text:list text:style-name="L1">
        <text:list-item>
          <text:p text:style-name="P2">The user navigates to the Bursary Mashinani portal.</text:p>
        </text:list-item>
        <text:list-item>
          <text:p text:style-name="P2">Displays the current bursary application status based on the current financial year.</text:p>
        </text:list-item>
        <text:list-item>
          <text:p text:style-name="P1">Options available: "Apply" (Blue Button) and "Track Progress" (Green Button).</text:p>
        </text:list-item>
      </text:list>
      <text:h text:style-name="Heading_20_2" text:outline-level="2">Apply for Bursary:</text:h>
      <text:h text:style-name="Heading_20_3" text:outline-level="3">User Interaction:</text:h>
      <text:list text:style-name="L2">
        <text:list-item>
          <text:p text:style-name="P4">Clicking on the "Apply" button redirects the user to the application page.</text:p>
        </text:list-item>
        <text:list-item>
          <text:p text:style-name="P4">Choose Tertiary Institution type (Dropdown with Blue Border).</text:p>
        </text:list-item>
        <text:list-item>
          <text:p text:style-name="P3">Proceed to the final page for entering personal details.</text:p>
        </text:list-item>
      </text:list>
      <text:h text:style-name="Heading_20_2" text:outline-level="2">Personal Details Page:</text:h>
      <text:h text:style-name="Heading_20_3" text:outline-level="3">User Interaction:</text:h>
      <text:list text:style-name="L3">
        <text:list-item>
          <text:p text:style-name="P6">User enters the following information:</text:p>
          <text:list>
            <text:list-item>
              <text:p text:style-name="P6">Valid National ID Number (Blue Input Box).</text:p>
            </text:list-item>
            <text:list-item>
              <text:p text:style-name="P6">Valid Student Registration Number (Blue Input Box).</text:p>
            </text:list-item>
            <text:list-item>
              <text:p text:style-name="P6">Valid Institution Name (Dropdown with Blue Border).</text:p>
            </text:list-item>
            <text:list-item>
              <text:p text:style-name="P5">Valid Institution Account Number (Dropdown with Blue Border).</text:p>
            </text:list-item>
          </text:list>
        </text:list-item>
      </text:list>
      <text:h text:style-name="Heading_20_3" text:outline-level="3">Application Validation:</text:h>
      <text:h text:style-name="Heading_20_4" text:outline-level="4">System Process:</text:h>
      <text:list text:style-name="L4">
        <text:list-item>
          <text:p text:style-name="P8">Checks the validity of the entered National ID and Student Registration Number.</text:p>
        </text:list-item>
        <text:list-item>
          <text:p text:style-name="P8">Verifies eligibility and registration as a voter in Kisumu West Constituency.</text:p>
        </text:list-item>
        <text:list-item>
          <text:p text:style-name="P8">Validates against the current students register of the chosen institution for the given academic year.</text:p>
        </text:list-item>
        <text:list-item>
          <text:p text:style-name="P8">All fields must be filled correctly; otherwise, appropriate error messages (Red Text) are displayed.</text:p>
        </text:list-item>
        <text:list-item>
          <text:p text:style-name="P7">Ensures that the National ID and Student Registration Number can only be used to apply once for every financial year.</text:p>
        </text:list-item>
      </text:list>
      <text:h text:style-name="Heading_20_3" text:outline-level="3">Submission Options:</text:h>
      <text:h text:style-name="Heading_20_4" text:outline-level="4">User Interaction:</text:h>
      <text:list text:style-name="L5">
        <text:list-item>
          <text:p text:style-name="P10">User can click the "Submit" button (Green Button) to complete the application process.</text:p>
        </text:list-item>
        <text:list-item>
          <text:p text:style-name="P10"><text:soft-page-break/>Clicking "Cancel" (Red Button) aborts the application process.</text:p>
        </text:list-item>
        <text:list-item>
          <text:p text:style-name="P10">"Clear" button (Gray Button) clears or undoes the filled fields.</text:p>
        </text:list-item>
        <text:list-item>
          <text:p text:style-name="P9">Submission cannot be made when any of the Fields is empty, and validation errors must be addressed before submission.</text:p>
        </text:list-item>
      </text:list>
      <text:h text:style-name="Heading_20_3" text:outline-level="3">Application Success:</text:h>
      <text:h text:style-name="Heading_20_4" text:outline-level="4">System Process:</text:h>
      <text:list text:style-name="L6">
        <text:list-item>
          <text:p text:style-name="P12">Upon successful submission, the system generates a unique 8-alphanumeric character serial number.</text:p>
        </text:list-item>
        <text:list-item>
          <text:p text:style-name="P12">The serial number is encrypted using the RSA encryption algorithm before being stored in the database.</text:p>
        </text:list-item>
        <text:list-item>
          <text:p text:style-name="P12">A success message (Green Text) is displayed, including the decrypted serial number.</text:p>
        </text:list-item>
        <text:list-item>
          <text:p text:style-name="P11">User can save the serial number as png or pdf for future reference.</text:p>
        </text:list-item>
      </text:list>
      <text:h text:style-name="Heading_20_2" text:outline-level="2">Track Progress:</text:h>
      <text:h text:style-name="Heading_20_3" text:outline-level="3">User Interaction:</text:h>
      <text:list text:style-name="L7">
        <text:list-item>
          <text:p text:style-name="P13">Clicking "Track Progress" (Green Button) redirects the user to a page for entering the serial number.</text:p>
        </text:list-item>
      </text:list>
      <text:h text:style-name="Heading_20_2" text:outline-level="2">Progress Tracking Page:</text:h>
      <text:h text:style-name="Heading_20_3" text:outline-level="3">User Interaction:</text:h>
      <text:list text:style-name="L8">
        <text:list-item>
          <text:p text:style-name="P15">User enters the 8-alphanumeric serial number in decrypted format generated during the application.</text:p>
        </text:list-item>
        <text:list-item>
          <text:p text:style-name="P14">System checks if the serial number matches records in the Successful Applications database.</text:p>
        </text:list-item>
      </text:list>
      <text:h text:style-name="Heading_20_2" text:outline-level="2">Generate Report:</text:h>
      <text:h text:style-name="Heading_20_3" text:outline-level="3">System Process:</text:h>
      <text:list text:style-name="L9">
        <text:list-item>
          <text:p text:style-name="P17">If a match is found, the system generates a report with the following details:</text:p>
          <text:list>
            <text:list-item>
              <text:p text:style-name="P17">Valid Student Name.</text:p>
            </text:list-item>
            <text:list-item>
              <text:p text:style-name="P17">Valid Student Registration Number.</text:p>
            </text:list-item>
            <text:list-item>
              <text:p text:style-name="P17">Valid Institution Name.</text:p>
            </text:list-item>
            <text:list-item>
              <text:p text:style-name="P17">Amount Disbursed in Ksh.</text:p>
            </text:list-item>
            <text:list-item>
              <text:p text:style-name="P16">Date Disbursed.</text:p>
            </text:list-item>
          </text:list>
        </text:list-item>
      </text:list>
      <text:h text:style-name="Heading_20_3" text:outline-level="3">Report Options:</text:h>
      <text:h text:style-name="Heading_20_4" text:outline-level="4">User Interaction:</text:h>
      <text:list text:style-name="L10">
        <text:list-item>
          <text:p text:style-name="P19">User can save the report as a pdf (Blue Button) for future reference.</text:p>
        </text:list-item>
        <text:list-item>
          <text:p text:style-name="P19">If the serial number is not found or is invalid, an appropriate error message (Red Text) is displayed.</text:p>
        </text:list-item>
        <text:list-item>
          <text:p text:style-name="P18"><text:soft-page-break/>User is redirected to the landing page.</text:p>
        </text:list-item>
      </text:list>
      <text:h text:style-name="Heading_20_2" text:outline-level="2">UI/UX Recommendations:</text:h>
      <text:list text:style-name="L11">
        <text:list-item>
          <text:p text:style-name="P21">Use a clean and simple design with a blue and white color scheme.</text:p>
        </text:list-item>
        <text:list-item>
          <text:p text:style-name="P21">Differentiate interactive elements with distinct colors to guide users (Green for positive actions, Red for negative actions).</text:p>
        </text:list-item>
        <text:list-item>
          <text:p text:style-name="P21">Provide clear and concise error messages in red for better visibility.</text:p>
        </text:list-item>
        <text:list-item>
          <text:p text:style-name="P21">Use intuitive icons for actions like submit, cancel, and clear.</text:p>
        </text:list-item>
        <text:list-item>
          <text:p text:style-name="P21">Ensure a responsive design for a seamless user experience across devices.</text:p>
        </text:list-item>
        <text:list-item>
          <text:p text:style-name="P21">Include progress indicators (Blue Progress Bar) during lengthy processes to keep users informed.</text:p>
        </text:list-item>
        <text:list-item>
          <text:p text:style-name="P21">Use tooltips or info icons for guiding users through complex processes.</text:p>
        </text:list-item>
        <text:list-item>
          <text:p text:style-name="P21">Implement a user-friendly font (Arial or Roboto) and ensure proper spacing for readability.</text:p>
        </text:list-item>
        <text:list-item>
          <text:p text:style-name="P20">Optimize the layout for easy navigation between section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Bitstream Vera Sans" style:font-family-asian="'Bitstream Vera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22:41:54.226853086</meta:creation-date>
    <dc:date>2024-02-13T22:42:06.570301066</dc:date>
    <meta:editing-duration>PT16S</meta:editing-duration>
    <meta:editing-cycles>1</meta:editing-cycles>
    <meta:document-statistic meta:table-count="0" meta:image-count="0" meta:object-count="0" meta:page-count="3" meta:paragraph-count="67" meta:word-count="583" meta:character-count="3676" meta:non-whitespace-character-count="3205"/>
    <meta:generator>LibreOffice/7.4.7.2$Linux_X86_64 LibreOffice_project/40$Build-2</meta:generator>
  </office:meta>
</office:document-meta>
</file>